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15.99cm" svg:height="9.004cm" svg:x="0.743cm" svg:y="5.817cm">
            <draw:object draw:notify-on-update-of-ranges="result.L2:result.L10 result.M2:result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92cm" svg:y="5.518cm">
            <draw:object draw:notify-on-update-of-ranges="result.O2:result.O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b adulte/an</text:p>
          </table:table-cell>
          <table:table-cell/>
          <table:table-cell office:value-type="string" calcext:value-type="string">
            <text:p>nb enfants</text:p>
          </table:table-cell>
          <table:table-cell table:number-columns-repeated="3"/>
          <table:table-cell office:value-type="string" calcext:value-type="string">
            <text:p>nb mort/an</text:p>
          </table:table-cell>
          <table:table-cell office:value-type="string" calcext:value-type="string">
            <text:p>rapport mort/an</text:p>
          </table:table-cell>
          <table:table-cell/>
          <table:table-cell office:value-type="string" calcext:value-type="string">
            <text:p>rapport adulte/an</text:p>
          </table:table-cell>
          <table:table-cell office:value-type="string" calcext:value-type="string">
            <text:p>rapport enfant/an</text:p>
          </table:table-cell>
          <table:table-cell/>
          <table:table-cell office:value-type="string" calcext:value-type="string">
            <text:p>vivant/m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E2]+[.C2]-[.C3]" office:value-type="float" office:value="17" calcext:value-type="float">
            <text:p>17</text:p>
          </table:table-cell>
          <table:table-cell table:number-columns-repeated="2"/>
          <table:table-cell table:formula="of:=[.C3]/[.C2]" office:value-type="float" office:value="6" calcext:value-type="float">
            <text:p>6</text:p>
          </table:table-cell>
          <table:table-cell table:formula="of:=[.E3]/[.E2]" office:value-type="float" office:value="7.25925925925926" calcext:value-type="float">
            <text:p>7,25925925925926</text:p>
          </table:table-cell>
          <table:table-cell/>
          <table:table-cell table:formula="of:=([.E2]+[.C2])/[.I2]" office:value-type="float" office:value="1.70588235294118" calcext:value-type="float">
            <text:p>1,7058823529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[.E3]+[.C3]-[.C4]" office:value-type="float" office:value="140" calcext:value-type="float">
            <text:p>140</text:p>
          </table:table-cell>
          <table:table-cell table:formula="of:=[.I3]/[.I2]" office:value-type="float" office:value="8.23529411764706" calcext:value-type="float">
            <text:p>8,23529411764706</text:p>
          </table:table-cell>
          <table:table-cell/>
          <table:table-cell table:formula="of:=[.C4]/[.C3]" office:value-type="float" office:value="5.66666666666667" calcext:value-type="float">
            <text:p>5,66666666666667</text:p>
          </table:table-cell>
          <table:table-cell table:formula="of:=[.E4]/[.E3]" office:value-type="float" office:value="4.06632653061225" calcext:value-type="float">
            <text:p>4,06632653061225</text:p>
          </table:table-cell>
          <table:table-cell/>
          <table:table-cell table:formula="of:=([.E3]+[.C3])/[.I3]" office:value-type="float" office:value="1.48571428571429" calcext:value-type="float">
            <text:p>1,4857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+</text:p>
          </table:table-cell>
          <table:table-cell office:value-type="float" office:value="797" calcext:value-type="float">
            <text:p>797</text:p>
          </table:table-cell>
          <table:table-cell table:number-columns-repeated="3"/>
          <table:table-cell table:formula="of:=[.E4]+[.C4]-[.C5]" office:value-type="float" office:value="558" calcext:value-type="float">
            <text:p>558</text:p>
          </table:table-cell>
          <table:table-cell table:formula="of:=[.I4]/[.I3]" office:value-type="float" office:value="3.98571428571429" calcext:value-type="float">
            <text:p>3,98571428571429</text:p>
          </table:table-cell>
          <table:table-cell/>
          <table:table-cell table:formula="of:=[.C5]/[.C4]" office:value-type="float" office:value="4.51470588235294" calcext:value-type="float">
            <text:p>4,51470588235294</text:p>
          </table:table-cell>
          <table:table-cell table:formula="of:=[.E5]/[.E4]" office:value-type="float" office:value="5.05269761606023" calcext:value-type="float">
            <text:p>5,05269761606023</text:p>
          </table:table-cell>
          <table:table-cell/>
          <table:table-cell table:formula="of:=([.E4]+[.C4])/[.I4]" office:value-type="float" office:value="1.55017921146953" calcext:value-type="float">
            <text:p>1,55017921146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+</text:p>
          </table:table-cell>
          <table:table-cell office:value-type="float" office:value="4027" calcext:value-type="float">
            <text:p>4027</text:p>
          </table:table-cell>
          <table:table-cell table:number-columns-repeated="3"/>
          <table:table-cell table:formula="of:=[.E5]+[.C5]-[.C6]" office:value-type="float" office:value="2720" calcext:value-type="float">
            <text:p>2720</text:p>
          </table:table-cell>
          <table:table-cell table:formula="of:=[.I5]/[.I4]" office:value-type="float" office:value="4.87455197132617" calcext:value-type="float">
            <text:p>4,87455197132617</text:p>
          </table:table-cell>
          <table:table-cell/>
          <table:table-cell table:formula="of:=[.C6]/[.C5]" office:value-type="float" office:value="5.25732899022801" calcext:value-type="float">
            <text:p>5,25732899022801</text:p>
          </table:table-cell>
          <table:table-cell table:formula="of:=[.E6]/[.E5]" office:value-type="float" office:value="5.55053389620065" calcext:value-type="float">
            <text:p>5,55053389620065</text:p>
          </table:table-cell>
          <table:table-cell/>
          <table:table-cell table:formula="of:=([.E5]+[.C5])/[.I5]" office:value-type="float" office:value="1.59338235294118" calcext:value-type="float">
            <text:p>1,59338235294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+</text:p>
          </table:table-cell>
          <table:table-cell office:value-type="float" office:value="22352" calcext:value-type="float">
            <text:p>22352</text:p>
          </table:table-cell>
          <table:table-cell table:number-columns-repeated="3"/>
          <table:table-cell table:formula="of:=[.E6]+[.C6]-[.C7]" office:value-type="float" office:value="15192" calcext:value-type="float">
            <text:p>15192</text:p>
          </table:table-cell>
          <table:table-cell table:formula="of:=[.I6]/[.I5]" office:value-type="float" office:value="5.58529411764706" calcext:value-type="float">
            <text:p>5,58529411764706</text:p>
          </table:table-cell>
          <table:table-cell/>
          <table:table-cell table:formula="of:=[.C7]/[.C6]" office:value-type="float" office:value="5.4361833952912" calcext:value-type="float">
            <text:p>5,4361833952912</text:p>
          </table:table-cell>
          <table:table-cell table:formula="of:=[.E7]/[.E6]" office:value-type="float" office:value="5.34618826055834" calcext:value-type="float">
            <text:p>5,34618826055834</text:p>
          </table:table-cell>
          <table:table-cell/>
          <table:table-cell table:formula="of:=([.E6]+[.C6])/[.I6]" office:value-type="float" office:value="1.57754081095313" calcext:value-type="float">
            <text:p>1,57754081095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+</text:p>
          </table:table-cell>
          <table:table-cell office:value-type="float" office:value="119498" calcext:value-type="float">
            <text:p>119498</text:p>
          </table:table-cell>
          <table:table-cell table:number-columns-repeated="3"/>
          <table:table-cell table:formula="of:=[.E7]+[.C7]-[.C8]" office:value-type="float" office:value="81037" calcext:value-type="float">
            <text:p>81037</text:p>
          </table:table-cell>
          <table:table-cell table:formula="of:=[.I7]/[.I6]" office:value-type="float" office:value="5.33418904686677" calcext:value-type="float">
            <text:p>5,33418904686677</text:p>
          </table:table-cell>
          <table:table-cell/>
          <table:table-cell table:formula="of:=[.C8]/[.C7]" office:value-type="float" office:value="5.3835194894005" calcext:value-type="float">
            <text:p>5,3835194894005</text:p>
          </table:table-cell>
          <table:table-cell table:formula="of:=[.E8]/[.E7]" office:value-type="float" office:value="5.368466417848" calcext:value-type="float">
            <text:p>5,368466417848</text:p>
          </table:table-cell>
          <table:table-cell/>
          <table:table-cell table:formula="of:=([.E7]+[.C7])/[.I7]" office:value-type="float" office:value="1.58288189345608" calcext:value-type="float">
            <text:p>1,58288189345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47235" calcext:value-type="float">
            <text:p>47235</text:p>
          </table:table-cell>
          <table:table-cell office:value-type="string" calcext:value-type="string">
            <text:p>+</text:p>
          </table:table-cell>
          <table:table-cell office:value-type="float" office:value="641521" calcext:value-type="float">
            <text:p>641521</text:p>
          </table:table-cell>
          <table:table-cell table:number-columns-repeated="3"/>
          <table:table-cell table:formula="of:=[.E8]+[.C8]-[.C9]" office:value-type="float" office:value="435405" calcext:value-type="float">
            <text:p>435405</text:p>
          </table:table-cell>
          <table:table-cell table:formula="of:=[.I8]/[.I7]" office:value-type="float" office:value="5.37291607537298" calcext:value-type="float">
            <text:p>5,37291607537298</text:p>
          </table:table-cell>
          <table:table-cell/>
          <table:table-cell table:formula="of:=[.C9]/[.C8]" office:value-type="float" office:value="5.36362866518472" calcext:value-type="float">
            <text:p>5,36362866518472</text:p>
          </table:table-cell>
          <table:table-cell table:formula="of:=[.E9]/[.E8]" office:value-type="float" office:value="5.32651464254483" calcext:value-type="float">
            <text:p>5,32651464254483</text:p>
          </table:table-cell>
          <table:table-cell/>
          <table:table-cell table:formula="of:=([.E8]+[.C8])/[.I8]" office:value-type="float" office:value="1.58187434687245" calcext:value-type="float">
            <text:p>1,58187434687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253351" calcext:value-type="float">
            <text:p>253351</text:p>
          </table:table-cell>
          <table:table-cell office:value-type="string" calcext:value-type="string">
            <text:p>+</text:p>
          </table:table-cell>
          <table:table-cell office:value-type="float" office:value="3417071" calcext:value-type="float">
            <text:p>3417071</text:p>
          </table:table-cell>
          <table:table-cell table:number-columns-repeated="3"/>
          <table:table-cell table:formula="of:=[.E9]+[.C9]-[.C10]" office:value-type="float" office:value="2322740" calcext:value-type="float">
            <text:p>2322740</text:p>
          </table:table-cell>
          <table:table-cell table:formula="of:=[.I9]/[.I8]" office:value-type="float" office:value="5.33466542644205" calcext:value-type="float">
            <text:p>5,33466542644205</text:p>
          </table:table-cell>
          <table:table-cell/>
          <table:table-cell table:formula="of:=[.C10]/[.C9]" office:value-type="float" office:value="5.31942640842152" calcext:value-type="float">
            <text:p>5,31942640842152</text:p>
          </table:table-cell>
          <table:table-cell table:formula="of:=[.E10]/[.E9]" office:value-type="float" office:value="5.32497920002248" calcext:value-type="float">
            <text:p>5,32497920002248</text:p>
          </table:table-cell>
          <table:table-cell/>
          <table:table-cell table:formula="of:=([.E9]+[.C9])/[.I9]" office:value-type="float" office:value="1.58021216322102" calcext:value-type="float">
            <text:p>1,58021216322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1347682" calcext:value-type="float">
            <text:p>1347682</text:p>
          </table:table-cell>
          <table:table-cell office:value-type="string" calcext:value-type="string">
            <text:p>+</text:p>
          </table:table-cell>
          <table:table-cell office:value-type="float" office:value="18195832" calcext:value-type="float">
            <text:p>18195832</text:p>
          </table:table-cell>
          <table:table-cell table:number-columns-repeated="3"/>
          <table:table-cell table:formula="of:=[.E10]+[.C10]-[.C11]" office:value-type="float" office:value="12368403" calcext:value-type="float">
            <text:p>12368403</text:p>
          </table:table-cell>
          <table:table-cell table:formula="of:=[.I10]/[.I9]" office:value-type="float" office:value="5.32491927637187" calcext:value-type="float">
            <text:p>5,32491927637187</text:p>
          </table:table-cell>
          <table:table-cell/>
          <table:table-cell table:formula="of:=[.C11]/[.C10]" office:value-type="float" office:value="5.32403860851447" calcext:value-type="float">
            <text:p>5,32403860851447</text:p>
          </table:table-cell>
          <table:table-cell table:formula="of:=[.E11]/[.E10]" office:value-type="float" office:value="5.32244180975072" calcext:value-type="float">
            <text:p>5,32244180975072</text:p>
          </table:table-cell>
          <table:table-cell/>
          <table:table-cell table:formula="of:=([.E10]+[.C10])/[.I10]" office:value-type="float" office:value="1.58011620416961" calcext:value-type="float">
            <text:p>1,58011620416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7175111" calcext:value-type="float">
            <text:p>7175111</text:p>
          </table:table-cell>
          <table:table-cell office:value-type="string" calcext:value-type="string">
            <text:p>+</text:p>
          </table:table-cell>
          <table:table-cell office:value-type="float" office:value="96846257" calcext:value-type="float">
            <text:p>9684625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5:46:14.878537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2T15:53:07.119486928</dc:date>
    <meta:editing-duration>PT14M2S</meta:editing-duration>
    <meta:editing-cycles>2</meta:editing-cycles>
    <meta:generator>LibreOffice/6.3.5.2$Linux_X86_64 LibreOffice_project/30$Build-2</meta:generator>
    <meta:document-statistic meta:table-count="1" meta:cell-count="10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4.38cm" svg:y="0.316cm" chart:style-name="ch2">
          <text:p>Rapport du nombre de lapins par an</text:p>
        </chart:title>
        <chart:legend chart:legend-position="end" svg:x="14.098cm" svg:y="3.954cm" style:legend-expansion="high" chart:style-name="ch3"/>
        <chart:plot-area chart:style-name="ch4" table:cell-range-address="result.L2:result.M10" chart:data-source-has-labels="row" svg:x="1.33cm" svg:y="1.275cm" svg:width="12.449cm" svg:height="6.569cm">
          <chartooo:coordinate-region svg:x="1.766cm" svg:y="1.474cm" svg:width="12.013cm" svg:height="5.723cm"/>
          <chart:axis chart:dimension="x" chart:name="primary-x" chart:style-name="ch5">
            <chart:title svg:x="7.034cm" svg:y="8.024cm" chart:style-name="ch6">
              <text:p>année</text:p>
            </chart:title>
          </chart:axis>
          <chart:axis chart:dimension="y" chart:name="primary-y" chart:style-name="ch7">
            <chart:title svg:x="0.451cm" svg:y="5.132cm" chart:style-name="ch8">
              <text:p>rapport</text:p>
            </chart:title>
            <chart:grid chart:style-name="ch9" chart:class="major"/>
          </chart:axis>
          <chart:series chart:style-name="ch10" chart:values-cell-range-address="result.L2:result.L10" loext:label-string="adultes" chart:class="chart:bar">
            <chart:data-point chart:repeated="9"/>
          </chart:series>
          <chart:series chart:style-name="ch11" chart:values-cell-range-address="result.M2:result.M10" loext:label-string="enfants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ultes</text:p>
              </table:table-cell>
              <table:table-cell office:value-type="string">
                <text:p>enfa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result.L2:result.L10</svg:desc>
                </draw:g>
              </table:table-cell>
              <table:table-cell office:value-type="float" office:value="7.25925925925926">
                <text:p>7.25925925925926</text:p>
                <draw:g>
                  <svg:desc>result.M2:result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06632653061225">
                <text:p>4.06632653061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1470588235294">
                <text:p>4.51470588235294</text:p>
              </table:table-cell>
              <table:table-cell office:value-type="float" office:value="5.05269761606023">
                <text:p>5.0526976160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5732899022801">
                <text:p>5.25732899022801</text:p>
              </table:table-cell>
              <table:table-cell office:value-type="float" office:value="5.55053389620065">
                <text:p>5.5505338962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361833952912">
                <text:p>5.4361833952912</text:p>
              </table:table-cell>
              <table:table-cell office:value-type="float" office:value="5.34618826055834">
                <text:p>5.34618826055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835194894005">
                <text:p>5.3835194894005</text:p>
              </table:table-cell>
              <table:table-cell office:value-type="float" office:value="5.368466417848">
                <text:p>5.368466417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6362866518472">
                <text:p>5.36362866518472</text:p>
              </table:table-cell>
              <table:table-cell office:value-type="float" office:value="5.32651464254483">
                <text:p>5.32651464254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1942640842152">
                <text:p>5.31942640842152</text:p>
              </table:table-cell>
              <table:table-cell office:value-type="float" office:value="5.32497920002248">
                <text:p>5.32497920002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2403860851447">
                <text:p>5.32403860851447</text:p>
              </table:table-cell>
              <table:table-cell office:value-type="float" office:value="5.32244180975072">
                <text:p>5.32244180975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Rapport vivant/mort</text:p>
        </chart:title>
        <chart:legend chart:legend-position="end" svg:x="13.598cm" svg:y="4.201cm" style:legend-expansion="high" chart:style-name="ch3"/>
        <chart:plot-area chart:style-name="ch4" table:cell-range-address="result.O2:result.O10" chart:data-source-has-labels="row" svg:x="1.331cm" svg:y="1.275cm" svg:width="11.947cm" svg:height="6.564cm">
          <chartooo:coordinate-region svg:x="2.243cm" svg:y="1.474cm" svg:width="10.941cm" svg:height="5.718cm"/>
          <chart:axis chart:dimension="x" chart:name="primary-x" chart:style-name="ch5">
            <chart:title svg:x="6.784cm" svg:y="8.019cm" chart:style-name="ch6">
              <text:p>année</text:p>
            </chart:title>
          </chart:axis>
          <chart:axis chart:dimension="y" chart:name="primary-y" chart:style-name="ch5">
            <chart:title svg:x="0.451cm" svg:y="5.13cm" chart:style-name="ch7">
              <text:p>rapport</text:p>
            </chart:title>
            <chart:grid chart:style-name="ch8" chart:class="major"/>
          </chart:axis>
          <chart:series chart:style-name="ch9" chart:values-cell-range-address="result.O2:result.O10" loext:label-string="rapport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588235294118">
                <text:p>1.70588235294118</text:p>
                <draw:g>
                  <svg:desc>result.O2:result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571428571429">
                <text:p>1.4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017921146953">
                <text:p>1.5501792114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338235294118">
                <text:p>1.59338235294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54081095313">
                <text:p>1.57754081095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288189345608">
                <text:p>1.58288189345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8187434687245">
                <text:p>1.58187434687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021216322102">
                <text:p>1.58021216322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011620416961">
                <text:p>1.58011620416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